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17in" loext:contextual-spacing="false" fo:line-height="100%"/>
    </style:style>
    <style:style style:name="P2" style:family="paragraph" style:parent-style-name="Standard">
      <style:paragraph-properties fo:margin-top="0in" fo:margin-bottom="0.0417in" loext:contextual-spacing="false" fo:line-height="100%"/>
      <style:text-properties style:font-name="Georgia" fo:font-size="10pt" style:font-name-asian="Times New Roman1" style:font-size-asian="10pt" style:font-name-complex="Courier New1" style:font-size-complex="10pt"/>
    </style:style>
    <style:style style:name="P3" style:family="paragraph" style:parent-style-name="List_20_Paragraph" style:list-style-name="WWNum1">
      <style:paragraph-properties fo:margin-left="0.5in" fo:margin-right="0in" fo:margin-top="0in" fo:margin-bottom="0.0417in" loext:contextual-spacing="true" fo:line-height="100%" fo:text-indent="-0.25in" style:auto-text-indent="false"/>
    </style:style>
    <style:style style:name="P4" style:family="paragraph" style:parent-style-name="List_20_Paragraph" style:list-style-name="WWNum1">
      <style:paragraph-properties fo:margin-top="0in" fo:margin-bottom="0.0417in" loext:contextual-spacing="true" fo:line-height="100%"/>
    </style:style>
    <style:style style:name="P5" style:family="paragraph" style:parent-style-name="List_20_Paragraph" style:list-style-name="WWNum1">
      <style:paragraph-properties fo:margin-left="0.6252in" fo:margin-right="0in" fo:margin-top="0in" fo:margin-bottom="0.0417in" loext:contextual-spacing="true" fo:line-height="100%" fo:text-indent="-0.0626in" style:auto-text-indent="false">
        <style:tab-stops>
          <style:tab-stop style:position="0.6874in"/>
        </style:tab-stops>
      </style:paragraph-properties>
    </style:style>
    <style:style style:name="P6" style:family="paragraph" style:parent-style-name="List_20_Paragraph" style:list-style-name="WWNum2">
      <style:paragraph-properties fo:margin-left="0.6874in" fo:margin-right="0in" fo:margin-top="0in" fo:margin-bottom="0.0417in" loext:contextual-spacing="true" fo:line-height="100%" fo:text-indent="-0.1252in" style:auto-text-indent="false">
        <style:tab-stops>
          <style:tab-stop style:position="0.6874in"/>
        </style:tab-stops>
      </style:paragraph-properties>
    </style:style>
    <style:style style:name="P7" style:family="paragraph" style:parent-style-name="List_20_Paragraph" style:list-style-name="WWNum1">
      <style:paragraph-properties fo:margin-left="0.6874in" fo:margin-right="0in" fo:margin-top="0in" fo:margin-bottom="0.0417in" loext:contextual-spacing="true" fo:line-height="100%" fo:text-indent="-0.1252in" style:auto-text-indent="false"/>
    </style:style>
    <style:style style:name="P8" style:family="paragraph" style:parent-style-name="Normal_20__28_Web_29_" style:master-page-name="Standard">
      <style:paragraph-properties fo:margin-top="0in" fo:margin-bottom="0.139in" loext:contextual-spacing="false" style:line-height-at-least="0.3055in" fo:text-align="center" style:justify-single-word="false" style:page-number="auto"/>
    </style:style>
    <style:style style:name="P9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10" style:family="paragraph" style:parent-style-name="Normal_20__28_Web_29_">
      <style:paragraph-properties fo:margin-top="0in" fo:margin-bottom="0in" loext:contextual-spacing="false"/>
    </style:style>
    <style:style style:name="P11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1.5pt solid #000000"/>
    </style:style>
    <style:style style:name="P12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1.5pt solid #000000"/>
      <style:text-properties style:font-name="Georgia" fo:font-size="10pt" fo:font-weight="bold" style:font-size-asian="10pt" style:font-weight-asian="bold" style:font-size-complex="10pt" style:font-weight-complex="bold"/>
    </style:style>
    <style:style style:name="P13" style:family="paragraph" style:parent-style-name="Normal_20__28_Web_29_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1.5pt solid #000000"/>
      <style:text-properties fo:color="#000000" style:font-name="Georgia" fo:font-size="10pt" fo:font-weight="bold" style:font-size-asian="10pt" style:font-weight-asian="bold" style:font-size-complex="10pt" style:font-weight-complex="bold"/>
    </style:style>
    <style:style style:name="P14" style:family="paragraph" style:parent-style-name="Normal_20__28_Web_29_">
      <style:paragraph-properties fo:margin-left="0.25in" fo:margin-right="0in" fo:margin-top="0in" fo:margin-bottom="0in" loext:contextual-spacing="false" fo:text-indent="0in" style:auto-text-indent="false"/>
    </style:style>
    <style:style style:name="P15" style:family="paragraph" style:parent-style-name="Normal_20__28_Web_29_">
      <style:paragraph-properties fo:margin-top="0.0417in" fo:margin-bottom="0in" loext:contextual-spacing="false"/>
    </style:style>
    <style:style style:name="P16" style:family="paragraph" style:parent-style-name="Normal_20__28_Web_29_">
      <style:paragraph-properties fo:margin-left="0.5in" fo:margin-right="0in" fo:margin-top="0in" fo:margin-bottom="0in" loext:contextual-spacing="false" fo:text-indent="0in" style:auto-text-indent="false"/>
      <style:text-properties style:font-name="Georgia" fo:font-size="10pt" style:font-size-asian="10pt" style:font-name-complex="Courier New1" style:font-size-complex="10pt"/>
    </style:style>
    <style:style style:name="T1" style:family="text">
      <style:text-properties fo:text-transform="uppercase" style:font-name="Segoe UI" fo:font-size="22pt" fo:letter-spacing="0.0555in" style:font-size-asian="22pt" style:font-name-complex="Segoe UI1" style:font-size-complex="22pt"/>
    </style:style>
    <style:style style:name="T2" style:family="text">
      <style:text-properties style:font-name="Segoe UI" style:font-name-complex="Segoe UI1"/>
    </style:style>
    <style:style style:name="T3" style:family="text">
      <style:text-properties style:font-name="Segoe UI" fo:font-size="11pt" style:font-size-asian="11pt" style:font-name-complex="Segoe UI1" style:font-size-complex="11pt"/>
    </style:style>
    <style:style style:name="T4" style:family="text">
      <style:text-properties style:font-name="Segoe UI" fo:font-size="10pt" fo:font-weight="bold" style:font-size-asian="10pt" style:font-weight-asian="bold" style:font-name-complex="Segoe UI1" style:font-size-complex="10pt" style:font-weight-complex="bold"/>
    </style:style>
    <style:style style:name="T5" style:family="text">
      <style:text-properties style:font-name="Georgia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Georgia" fo:font-size="10pt" style:font-size-asian="10pt" style:font-size-complex="10pt"/>
    </style:style>
    <style:style style:name="T7" style:family="text">
      <style:text-properties style:font-name="Georgi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style:font-name="Georgia" fo:font-size="10pt" style:font-name-asian="Times New Roman1" style:font-size-asian="10pt" style:font-name-complex="Courier New1" style:font-size-complex="10pt"/>
    </style:style>
    <style:style style:name="T9" style:family="text">
      <style:text-properties style:font-name="Californian FB" fo:font-size="11pt" style:font-size-asian="11pt" style:font-size-complex="11pt"/>
    </style:style>
    <style:style style:name="T10" style:family="text">
      <style:text-properties fo:color="#000000" style:font-name="Georgia" fo:font-size="10pt" style:font-name-asian="Times New Roman1" style:font-size-asian="10pt" style:font-name-complex="Courier New1" style:font-size-complex="10pt"/>
    </style:style>
    <style:style style:name="T11" style:family="text">
      <style:text-properties fo:color="#000000" style:font-name="Georgia" fo:font-size="10pt" style:font-size-asian="10pt" style:font-size-complex="10pt"/>
    </style:style>
    <style:style style:name="T12" style:family="text">
      <style:text-properties fo:color="#000000" style:font-name="Georgia" fo:font-size="10pt" fo:font-weight="bold" style:font-size-asian="10pt" style:font-weight-asian="bold" style:font-size-complex="10pt"/>
    </style:style>
    <style:style style:name="T13" style:family="text">
      <style:text-properties fo:color="#000000" style:font-name="Georgia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00000" style:font-name="Georgia" fo:font-size="10pt" fo:letter-spacing="0.0035in" fo:font-weight="bold" style:font-size-asian="10pt" style:font-weight-asian="bold" style:font-size-complex="10pt" style:font-weight-complex="bold"/>
    </style:style>
    <style:style style:name="T15" style:family="text">
      <style:text-properties fo:color="#000000" style:font-name="Georgia" fo:font-size="10pt" fo:letter-spacing="0.0035in" style:font-size-asian="10pt" style:font-size-complex="10pt" style:font-weight-complex="bold"/>
    </style:style>
    <style:style style:name="T16" style:family="text">
      <style:text-properties fo:color="#000000" style:font-name="Georgi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n Cornutt</text:span></text:p>
      <text:p text:style-name="P9"><text:span text:style-name="T3">https://www.linkedin.com/in/dancornutt/</text:span></text:p>
      <text:p text:style-name="P14"><text:span text:style-name="T4">  </text:span></text:p>
      <text:p text:style-name="P11"><text:span text:style-name="T5">Professional Experience</text:span></text:p>
      <text:p text:style-name="P15"><text:span text:style-name="T6">The Boeing Company                                                                                                                      <text:s text:c="14"/>Everett, WA</text:span></text:p>
      <text:p text:style-name="P10"><text:span text:style-name="T7">Digital Transformation Engineer, Boeing Commercial Airplanes</text:span><text:span text:style-name="T5">  <text:s text:c="4"/>   <text:tab/><text:tab/> <text:s text:c="3"/></text:span><text:span text:style-name="T6">2020-Present</text:span></text:p>
      <text:p text:style-name="P10"><text:span text:style-name="T9"> </text:span></text:p>
      <text:list xml:id="list654086776" text:style-name="WWNum1">
        <text:list-item>
          <text:p text:style-name="P3"><text:span text:style-name="T8">Front End Developer (javascript, typescript, jquery, rxjs, css, html)</text:span></text:p>
        </text:list-item>
        <text:list-item>
          <text:p text:style-name="P3"><text:span text:style-name="T8">Agile project development through JIRA sprints and backlog prioritization</text:span></text:p>
        </text:list-item>
        <text:list-item>
          <text:p text:style-name="P3"><text:span text:style-name="T8">Led development of Angular Application for Design Engineering Team</text:span></text:p>
          <text:list>
            <text:list-item>
              <text:p text:style-name="P4"><text:span text:style-name="T8">Responsive SPA, utilizing RESTful API, role based user access through enterprise SSO authentication, dynamic views &amp; forms created from graph database</text:span></text:p>
            </text:list-item>
          </text:list>
        </text:list-item>
        <text:list-item>
          <text:p text:style-name="P3"><text:span text:style-name="T8">Responsible engineer for organization visibility tracking metrics tool.</text:span></text:p>
        </text:list-item>
      </text:list>
      <text:p text:style-name="P12"/>
      <text:p text:style-name="P15"><text:span text:style-name="T6">The Boeing Company                                                                                                                      <text:s text:c="14"/>Everett, WA</text:span></text:p>
      <text:p text:style-name="P10"><text:span text:style-name="T7">Lead Design Engineer, Boeing Commercial Airplanes</text:span><text:span text:style-name="T5">                                   <text:s text:c="14"/>    <text:s text:c="3"/></text:span><text:span text:style-name="T6">2012-2020</text:span></text:p>
      <text:p text:style-name="P16"/>
      <text:list xml:id="list155059712523711" text:continue-numbering="true" text:style-name="WWNum1">
        <text:list-item>
          <text:p text:style-name="P3"><text:span text:style-name="T8">Team Technical Lead Engineer for 787 Overhead Stowage Bins and 777X Ceilings</text:span></text:p>
        </text:list-item>
        <text:list-item>
          <text:p text:style-name="P3"><text:span text:style-name="T8">Managed risk (RIOs) during gated phase of 777X development to hit program milestones</text:span></text:p>
        </text:list-item>
        <text:list-item>
          <text:p text:style-name="P3"><text:span text:style-name="T8">Collaborated with local Engineering and abroad from Eastern Europe and India</text:span></text:p>
        </text:list-item>
        <text:list-item>
          <text:p text:style-name="P3"><text:span text:style-name="T8">Released engineering in CATIA V5/ENOVIA LCA</text:span></text:p>
          <text:list>
            <text:list-item>
              <text:p text:style-name="P5"><text:span text:style-name="T8">Completed 750 Engineering models, verified and reviewed B</text:span><text:span text:style-name="T10">uild-to-Spec &amp; Build-to-Print Engineering</text:span></text:p>
            </text:list-item>
          </text:list>
        </text:list-item>
      </text:list>
      <text:list xml:id="list1252893293" text:style-name="WWNum2">
        <text:list-item>
          <text:p text:style-name="P6"><text:span text:style-name="T10">Liaise with other Boeing functions Manufacturing Engineering, Stress, Materials &amp; Processes</text:span></text:p>
        </text:list-item>
      </text:list>
      <text:list xml:id="list155060799419656" text:continue-list="list155059712523711" text:style-name="WWNum1">
        <text:list-item>
          <text:p text:style-name="P3"><text:span text:style-name="T10">Worked Change Notices &amp; Mandatory Miscellaneous Changes from conception through engineering release and parts on dock</text:span></text:p>
          <text:list>
            <text:list-item>
              <text:p text:style-name="P7"><text:span text:style-name="T10">Presented to Leadership at all Interior Change Boards &amp; Safety Review Board</text:span></text:p>
            </text:list-item>
            <text:list-item>
              <text:p text:style-name="P7"><text:span text:style-name="T10">Coordinated Mock ups at Everett Modification Center (EMC) and Design Build Center (DBC) for CNs </text:span></text:p>
            </text:list-item>
          </text:list>
        </text:list-item>
        <text:list-item>
          <text:p text:style-name="P3"><text:span text:style-name="T8">Spearheaded RDBMs (relational databases) for 787 Linings team and 777X Ceilings team. Databases replaced multiple spreadsheets; allowed for high level of data protection and automation</text:span></text:p>
        </text:list-item>
        <text:list-item>
          <text:p text:style-name="P3"><text:span text:style-name="T8">Lean focal for 787 Secondary Supports</text:span></text:p>
          <text:list>
            <text:list-item>
              <text:p text:style-name="P7"><text:span text:style-name="T10">VSM Workshop certified, identified improvements resulting in 20% hr reduction for team</text:span></text:p>
            </text:list-item>
          </text:list>
        </text:list-item>
      </text:list>
      <text:p text:style-name="P10"><text:span text:style-name="T6">  </text:span></text:p>
      <text:p text:style-name="P11"><text:span text:style-name="T5">Education</text:span></text:p>
      <text:p text:style-name="P10"><text:span text:style-name="T11">Washington State University                                                                                                         <text:s text:c="2"/><text:tab/> <text:s text:c="4"/>Pullman, WA</text:span></text:p>
      <text:p text:style-name="P10"><text:span text:style-name="T12">Bachelor of Science Degree in Mechanical Engineering</text:span><text:span text:style-name="T14">   </text:span><text:span text:style-name="T15">(3.89 GPA) <text:s/></text:span><text:span text:style-name="T14">    <text:tab/><text:tab/> <text:s text:c="2"/></text:span><text:span text:style-name="T15"><text:s text:c="4"/><text:tab/> <text:s text:c="4"/>2013</text:span></text:p>
      <text:p text:style-name="P14"><text:span text:style-name="T11"> </text:span></text:p>
      <text:p text:style-name="P11"><text:span text:style-name="T5">Certifications</text:span></text:p>
      <text:p text:style-name="P10"><text:span text:style-name="T11">University of Washington - </text:span><text:span text:style-name="T12">Coding Bootcamp</text:span><text:span text:style-name="T11"> <text:tab/><text:tab/><text:tab/><text:tab/><text:tab/> (Comp. February 2021)</text:span></text:p>
      <text:p text:style-name="P10"><text:soft-page-break/><text:span text:style-name="T11">Scaled Agile – </text:span><text:span text:style-name="T12">Agile Project Management</text:span><text:span text:style-name="T11"> <text:tab/><text:tab/><text:tab/><text:tab/><text:tab/><text:tab/><text:tab/> <text:s text:c="3"/>2020</text:span></text:p>
      <text:p text:style-name="P10"><text:span text:style-name="T11">University of Washington - </text:span><text:span text:style-name="T12">Software Development</text:span><text:span text:style-name="T11"> </text:span><text:span text:style-name="T12">(Python)</text:span><text:span text:style-name="T11"><text:tab/><text:tab/><text:tab/> <text:s text:c="3"/><text:tab/><text:tab/> <text:s text:c="3"/>2019</text:span></text:p>
      <text:p text:style-name="P13"/>
      <text:p text:style-name="P11"><text:span text:style-name="T13">Skills</text:span></text:p>
      <text:p text:style-name="P1"><text:span text:style-name="T8">JavaScript, RXJS, Python, Git, HTML, CSS, Agile Development, JIRA, MERN stack, Angular, MongoDB, ArangoDB, SQL</text:span></text:p>
      <text:p text:style-name="P2"/>
      <text:p text:style-name="P11"><text:span text:style-name="T13">Activities &amp; Interests</text:span></text:p>
      <text:p text:style-name="P1"><text:span text:style-name="T8">Car Modification &amp; Racing, Road Cycling, Mountain Biking, Running, Swimming, Hiking, Backpacking, Fly Fishing, and Snowboard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fornian FB" svg:font-family="'Californian FB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1.1874in"/>
        </style:list-level-properties>
        <style:text-properties style:font-name="Aria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6874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74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74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1874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7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74in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687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URTNEY ELAINE KLEIN</dc:title>
    <meta:initial-creator>Courtney</meta:initial-creator>
    <meta:editing-cycles>8</meta:editing-cycles>
    <meta:creation-date>2020-02-27T20:31:00</meta:creation-date>
    <dc:date>2020-10-29T15:50:59.072499912</dc:date>
    <meta:editing-duration>PT32M16S</meta:editing-duration>
    <meta:generator>LibreOffice/6.0.7.3$Linux_X86_64 LibreOffice_project/00m0$Build-3</meta:generator>
    <meta:document-statistic meta:table-count="0" meta:image-count="0" meta:object-count="0" meta:page-count="2" meta:paragraph-count="39" meta:word-count="327" meta:character-count="2838" meta:non-whitespace-character-count="206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